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-Efficient Java code: Write low overhead application code</text:p>
      <text:p text:style-name="P1"><text:span text:style-name="T1"/></text:p>
      <text:p text:style-name="P1"><text:span text:style-name="T1">2 things</text:span></text:p>
      <text:p text:style-name="P1"><text:span text:style-name="T1">using the least amount of memory possible </text:span></text:p>
      <text:p text:style-name="P1"><text:span text:style-name="T1">minimizing the amount of work the gc has to do</text:span></text:p>
      <text:p text:style-name="P1"><text:span text:style-name="T1"/></text:p>
      <text:p text:style-name="P1">How does memory get used:</text:p>
      <text:p text:style-name="P2">just to allocate a simple int is 128 bits. </text:p>
      <text:p text:style-name="P2">Typical object metadata is typical, it does change based on the jvm or the system or a few other things. </text:p>
      <text:p text:style-name="P2">Things get worse on 64 bit systems. </text:p>
      <text:p text:style-name="P2">If you move from a 32 bit system to a 64 bit system you have to double your memory because all java objects will use double the memory</text:p>
      <text:p text:style-name="P2"/>
      <text:p text:style-name="P2">use compressed references on heaps with less than 32 gigs of memory (see slide for info on other tyeps)</text:p>
      <text:p text:style-name="P2"/>
      <text:p text:style-name="P2">if you are storing a single character, use a char instead of a string.</text:p>
      <text:p text:style-name="P2"/>
      <text:p text:style-name="P2"/>
      <text:p text:style-name="P1">Minimize GC:</text:p>
      <text:p text:style-name="P2">Most objects are temporary, garbage collection has to reclaim those temporary objects. The typical carbage collection takes %10 of the applications run time. So optimizing for this at most can gain you 10% performance.</text:p>
      <text:p text:style-name="P2"/>
      <text:p text:style-name="P2">You can create lotss of objects that just get collected if you dont' think about what you are doing and what happens behind the scenes.</text:p>
      <text:p text:style-name="P2"/>
      <text:p text:style-name="P1"/>
      <text:p text:style-name="P1">Right collections types:</text:p>
      <text:p text:style-name="P2"/>
      <text:p text:style-name="P2">The more function a collection has usually means more memory usage.</text:p>
      <text:p text:style-name="P2">A 10,000 entry hashmap uses 1/3 mb of memory before you even add your real data.</text:p>
      <text:p text:style-name="P2">A 10,000 entry linked list uses 240k of memory before your data is added but they are slower on lookup.</text:p>
      <text:p text:style-name="P2">A 10,000 entry arraylist only have a 40k overhead of memory</text:p>
      <text:p text:style-name="P2">String buffers have the same overhead as array lists.</text:p>
      <text:p text:style-name="P2"/>
      <text:p text:style-name="P2">Linked lists are rarely worth using because of the overhead.</text:p>
      <text:p text:style-name="P2"/>
      <text:p text:style-name="P2">Hash datasets have a lot more overhead because of the added speed when doing lookups.</text:p>
      <text:p text:style-name="P2"/>
      <text:p text:style-name="P2">You have to keep the memory footprint vs performance trade-off in mind when working with datastructures. </text:p>
      <text:p text:style-name="P2"/>
      <text:p text:style-name="P2">You need to know you are using the right collection, not just use it becaus that's what you always use.</text:p>
      <text:p text:style-name="P2"/>
      <text:p text:style-name="P2">If you know how much you are storing then size it correctly.</text:p>
      <text:p text:style-name="P2"/>
      <text:p text:style-name="P1">Application Analysis</text:p>
      <text:p text:style-name="P1"><text:span text:style-name="T1">Eclipse Memory Analyzer, can use this to look at objects on the heap. You can use it to look at how </text:span><text:soft-page-break/><text:span text:style-name="T1">full objects are. </text:span></text:p>
      <text:p text:style-name="P1"><text:span text:style-name="T1"/></text:p>
      <text:p text:style-name="P1"><text:span text:style-name="T1">See slide for ideas on how to save memory.</text:span></text:p>
      <text:p text:style-name="P1"><text:span text:style-name="T1"/></text:p>
      <text:p text:style-name="P1"><text:span text:style-name="T1">Ibm.co/JavaOne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25S</meta:editing-duration>
    <meta:editing-cycles>30</meta:editing-cycles>
    <meta:generator>OpenOffice.org/3.4.1$Win32 OpenOffice.org_project/341m1$Build-9593</meta:generator>
    <dc:date>2013-09-26T14:54:26.99</dc:date>
    <meta:document-statistic meta:table-count="0" meta:image-count="0" meta:object-count="0" meta:page-count="2" meta:paragraph-count="29" meta:word-count="369" meta:character-count="2037"/>
    <meta:user-defined meta:name="Info 1"/>
    <meta:user-defined meta:name="Info 2"/>
    <meta:user-defined meta:name="Info 3"/>
    <meta:user-defined meta:name="Info 4"/>
  </office:meta>
</office:document-meta>
</file>